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ff" fo:border="0.002cm solid #000000"/>
      <style:text-properties style:use-window-font-color="true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c0c0c0" fo:border="0.002cm solid #000000"/>
    </style:style>
    <style:style style:name="ce8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onnées fixes</text:p>
          </table:table-cell>
          <table:table-cell table:style-name="ce5"/>
          <table:table-cell table:number-columns-repeated="2"/>
          <table:table-cell table:style-name="ce3" office:value-type="string">
            <text:p>Calcul diamètre principal secondaire</text:p>
          </table:table-cell>
          <table:table-cell/>
        </table:table-row>
        <table:table-row table:style-name="ro1">
          <table:table-cell office:value-type="string">
            <text:p>Diamètre primaire</text:p>
          </table:table-cell>
          <table:table-cell office:value-type="float" office:value="260">
            <text:p>260</text:p>
          </table:table-cell>
          <table:table-cell table:number-columns-repeated="2"/>
          <table:table-cell table:style-name="ce3" office:value-type="string">
            <text:p>Texereau</text:p>
          </table:table-cell>
          <table:table-cell/>
        </table:table-row>
        <table:table-row table:style-name="ro1">
          <table:table-cell office:value-type="string">
            <text:p>Distance focale primaire</text:p>
          </table:table-cell>
          <table:table-cell office:value-type="float" office:value="1830">
            <text:p>1830</text:p>
          </table:table-cell>
          <table:table-cell table:number-columns-repeated="2"/>
          <table:table-cell office:value-type="string">
            <text:p>Distance primaire/secondaire en point central</text:p>
          </table:table-cell>
          <table:table-cell table:formula="of:=[.B3]-[.B12]/2-[.B7]-[.B8]" office:value-type="float" office:value="1540">
            <text:p>1540</text:p>
          </table:table-cell>
        </table:table-row>
        <table:table-row table:style-name="ro1">
          <table:table-cell table:style-name="ce3" office:value-type="string">
            <text:p>Ouverture (f/D)</text:p>
          </table:table-cell>
          <table:table-cell table:style-name="ce3" table:formula="of:=[.B3]/[.B2]" office:value-type="float" office:value="7.03846153846154">
            <text:p>7,03846153846154</text:p>
          </table:table-cell>
          <table:table-cell table:number-columns-repeated="2"/>
          <table:table-cell office:value-type="string">
            <text:p>Distance après secondaire jusqu'au plan focal</text:p>
          </table:table-cell>
          <table:table-cell table:formula="of:=[.B12]/2+[.B7]+[.B8]" office:value-type="float" office:value="290">
            <text:p>290</text:p>
          </table:table-cell>
        </table:table-row>
        <table:table-row table:style-name="ro1">
          <table:table-cell table:style-name="ce4" office:value-type="string">
            <text:p>Données variabl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Dégagements autour tub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Épaisseur porte oculaire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8" office:value-type="string">
            <text:p>Petit axe miroir plan</text:p>
          </table:table-cell>
          <table:table-cell table:style-name="ce8" table:formula="of:=(([.B2]-[.B11])*[.F4]/[.B3])+[.B11]" office:value-type="float" office:value="55.0621857923497">
            <text:p>55,0621857923497</text:p>
          </table:table-cell>
        </table:table-row>
        <table:table-row table:style-name="ro1">
          <table:table-cell office:value-type="string">
            <text:p>Distance porte oculaire/capteur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8" office:value-type="string">
            <text:p>Grand axe du miroir plan</text:p>
          </table:table-cell>
          <table:table-cell table:style-name="ce8" table:formula="of:=[.F7]*SQRT(2)" office:value-type="float" office:value="77.8696899214481">
            <text:p>77,8696899214481</text:p>
          </table:table-cell>
        </table:table-row>
        <table:table-row table:style-name="ro1">
          <table:table-cell office:value-type="string">
            <text:p>Champ couvert en pleine lumièr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Éléments intermédiaires calculés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>
            <text:p>Diamètre linéaire de la lune au pt Focal</text:p>
          </table:table-cell>
          <table:table-cell table:formula="of:=[.B3]*9/1000" office:value-type="float" office:value="16.47">
            <text:p>16,47</text:p>
          </table:table-cell>
          <table:table-cell table:number-columns-repeated="4"/>
        </table:table-row>
        <table:table-row table:style-name="ro1">
          <table:table-cell office:value-type="string">
            <text:p>Diamètre tube</text:p>
          </table:table-cell>
          <table:table-cell table:formula="of:=[.B2]+(2*[.B6])" office:value-type="float" office:value="340">
            <text:p>34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formula="of:=360*31/(24*60)" office:value-type="float" office:value="7.75">
            <text:p>7,75</text:p>
          </table:table-cell>
          <table:table-cell table:style-name="Default"/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27/05/2011</text:date>, <text:time>22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Christophe Arnu</meta:initial-creator>
    <meta:creation-date>2011-05-27T21:27:02</meta:creation-date>
    <dc:date>2011-05-27T22:52:30</dc:date>
    <dc:creator>Jean-Christophe Arnu</dc:creator>
    <meta:editing-duration>PT00H54M07S</meta:editing-duration>
    <meta:editing-cycles>5</meta:editing-cycles>
    <meta:generator>OpenOffice.org/3.2$Unix OpenOffice.org_project/320m12$Build-9483</meta:generator>
    <meta:document-statistic meta:table-count="3" meta:cell-count="31" meta:object-count="0"/>
  </office:meta>
</office:document-meta>
</file>